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0c7545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2a0898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6e77ab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75f47f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75f47f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officeooo:paragraph-rsid="0075f47f"/>
    </style:style>
    <style:style style:name="P11" style:family="paragraph" style:parent-style-name="Text_20_body" style:list-style-name="L4">
      <style:paragraph-properties fo:margin-top="0cm" fo:margin-bottom="0cm" loext:contextual-spacing="false"/>
      <style:text-properties officeooo:paragraph-rsid="00763f3c"/>
    </style:style>
    <style:style style:name="T1" style:family="text">
      <style:text-properties officeooo:rsid="00065508"/>
    </style:style>
    <style:style style:name="T2" style:family="text">
      <style:text-properties officeooo:rsid="000c754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5f47f" style:font-weight-asian="normal" style:font-weight-complex="normal"/>
    </style:style>
    <style:style style:name="T5" style:family="text">
      <style:text-properties officeooo:rsid="0014f957"/>
    </style:style>
    <style:style style:name="T6" style:family="text">
      <style:text-properties officeooo:rsid="002e6815"/>
    </style:style>
    <style:style style:name="T7" style:family="text">
      <style:text-properties officeooo:rsid="004129ea"/>
    </style:style>
    <style:style style:name="T8" style:family="text">
      <style:text-properties officeooo:rsid="004d7b63"/>
    </style:style>
    <style:style style:name="T9" style:family="text">
      <style:text-properties officeooo:rsid="005e20c0"/>
    </style:style>
    <style:style style:name="T10" style:family="text">
      <style:text-properties officeooo:rsid="0066fd0c"/>
    </style:style>
    <style:style style:name="T11" style:family="text">
      <style:text-properties officeooo:rsid="0075f47f"/>
    </style:style>
    <style:style style:name="T12" style:family="text">
      <style:text-properties officeooo:rsid="00763f3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cker</text:span> commands :</text:p>
      <text:list xml:id="list4703723319821417429" text:style-name="L1">
        <text:list-item>
          <text:p text:style-name="P7"><text:a xlink:type="simple" xlink:href="https://www.edureka.co/blog/docker-commands/#version" text:style-name="Internet_20_link" text:visited-style-name="Visited_20_Internet_20_Link"><text:span text:style-name="Strong_20_Emphasis">docker –version</text:span></text:a><text:span text:style-name="Strong_20_Emphasis"> – </text:span><text:span text:style-name="Strong_20_Emphasis"><text:span text:style-name="T7">usage: sudo docker --version</text:span></text:span></text:p>
        </text:list-item>
      </text:list>
      <text:p text:style-name="Text_20_body"><text:tab/><text:tab/>This command is used to get the currently installed version of docke<text:span text:style-name="T12">r.</text:span></text:p>
      <text:list xml:id="list152221524783826" text:continue-numbering="true" text:style-name="L1">
        <text:list-item>
          <text:p text:style-name="P4"><text:a xlink:type="simple" xlink:href="https://www.edureka.co/blog/docker-commands/#ps" text:style-name="Internet_20_link" text:visited-style-name="Visited_20_Internet_20_Link"><text:span text:style-name="Strong_20_Emphasis">docker ps</text:span></text:a><text:span text:style-name="Strong_20_Emphasis"><text:span text:style-name="T5"> -- usage: sudo </text:span></text:span><text:span text:style-name="Strong_20_Emphasis">docker ps</text:span></text:p>
        </text:list-item>
      </text:list>
      <text:p text:style-name="Text_20_body"><text:tab/><text:tab/>This command is used to list the running containers<text:span text:style-name="Strong_20_Emphasis">.</text:span></text:p>
      <text:list xml:id="list152220494238551" text:continue-numbering="true" text:style-name="L1">
        <text:list-item>
          <text:p text:style-name="P5"><text:a xlink:type="simple" xlink:href="https://www.edureka.co/blog/docker-commands/#psa" text:style-name="Internet_20_link" text:visited-style-name="Visited_20_Internet_20_Link"><text:span text:style-name="Strong_20_Emphasis">docker ps -a</text:span></text:a><text:span text:style-name="Strong_20_Emphasis"> –- <text:s/></text:span><text:span text:style-name="Strong_20_Emphasis"><text:span text:style-name="T9">usage:sudo docker ps -a</text:span></text:span></text:p>
          <text:list>
            <text:list-item>
              <text:p text:style-name="P8"><text:span text:style-name="Strong_20_Emphasis"><text:span text:style-name="T3">This command is used to show all the running and exited containers</text:span></text:span><text:span text:style-name="Strong_20_Emphasis">.</text:span></text:p>
            </text:list-item>
          </text:list>
          <text:p text:style-name="P8"><text:a xlink:type="simple" xlink:href="https://www.edureka.co/blog/docker-commands/#images" text:style-name="Internet_20_link" text:visited-style-name="Visited_20_Internet_20_Link"><text:span text:style-name="Strong_20_Emphasis"/></text:a></text:p>
        </text:list-item>
        <text:list-item>
          <text:p text:style-name="P8"><text:a xlink:type="simple" xlink:href="https://www.edureka.co/blog/docker-commands/#images" text:style-name="Internet_20_link" text:visited-style-name="Visited_20_Internet_20_Link"><text:span text:style-name="Strong_20_Emphasis">docker images</text:span></text:a><text:span text:style-name="Strong_20_Emphasis"> – </text:span><text:span text:style-name="Strong_20_Emphasis"><text:span text:style-name="T7">usage : sudo </text:span></text:span><text:span text:style-name="Strong_20_Emphasis">docker images</text:span></text:p>
        </text:list-item>
      </text:list>
      <text:p text:style-name="P9"><text:span text:style-name="Strong_20_Emphasis"><text:tab/><text:tab/></text:span><text:span text:style-name="Strong_20_Emphasis"><text:span text:style-name="T3">This command lists all the locally stored docker image.</text:span></text:span></text:p>
      <text:p text:style-name="P9"><text:span text:style-name="Strong_20_Emphasis"/></text:p>
      <text:list xml:id="list7706837534902946732" text:style-name="L4">
        <text:list-item>
          <text:p text:style-name="P10"><text:a xlink:type="simple" xlink:href="https://www.edureka.co/blog/docker-commands/#pull" text:style-name="Internet_20_link" text:visited-style-name="Visited_20_Internet_20_Link"><text:span text:style-name="Strong_20_Emphasis">docker pull</text:span></text:a><text:span text:style-name="Strong_20_Emphasis"> -- Usage: </text:span><text:span text:style-name="Strong_20_Emphasis"><text:span text:style-name="T7">sudo </text:span></text:span><text:span text:style-name="Strong_20_Emphasis">docker pull &lt;image name&gt;</text:span></text:p>
          <text:list>
            <text:list-item>
              <text:list>
                <text:list-header>
                  <text:p text:style-name="P10"><text:span text:style-name="Strong_20_Emphasis"><text:span text:style-name="T3">This command is used to pull images from the docke</text:span></text:span><text:span text:style-name="Strong_20_Emphasis"><text:span text:style-name="T4">r </text:span></text:span><text:span text:style-name="Strong_20_Emphasis"><text:span text:style-name="T3">repository(hub.docker.com)</text:span></text:span></text:p>
                </text:list-header>
              </text:list>
            </text:list-item>
          </text:list>
        </text:list-item>
      </text:list>
      <text:p text:style-name="P9"><text:span text:style-name="Strong_20_Emphasis"><text:span text:style-name="T3"/></text:span></text:p>
      <text:list xml:id="list152221580930065" text:continue-numbering="true" text:style-name="L4">
        <text:list-item>
          <text:p text:style-name="P11"><text:a xlink:type="simple" xlink:href="https://www.edureka.co/blog/docker-commands/#run" text:style-name="Internet_20_link" text:visited-style-name="Visited_20_Internet_20_Link"><text:span text:style-name="Strong_20_Emphasis">docker run</text:span></text:a><text:span text:style-name="Strong_20_Emphasis"> -- Usage: </text:span><text:span text:style-name="Strong_20_Emphasis"><text:span text:style-name="T7">sudo </text:span></text:span><text:span text:style-name="Strong_20_Emphasis">docker run -it -d &lt;image name&gt;</text:span></text:p>
          <text:p text:style-name="P11"><text:span text:style-name="Strong_20_Emphasis"><text:span text:style-name="T3"><text:tab/>This command is used to create a container from an image</text:span></text:span><text:span text:style-name="Strong_20_Emphasis">.</text:span></text:p>
        </text:list-item>
      </text:list>
      <text:p text:style-name="P3"><text:span text:style-name="Strong_20_Emphasis"/></text:p>
      <text:list xml:id="list152220466816638" text:continue-list="list152220494238551" text:style-name="L1">
        <text:list-item>
          <text:p text:style-name="P4"><text:a xlink:type="simple" xlink:href="https://www.edureka.co/blog/docker-commands/#exec" text:style-name="Internet_20_link" text:visited-style-name="Visited_20_Internet_20_Link"><text:span text:style-name="Strong_20_Emphasis">docker exec</text:span></text:a><text:span text:style-name="Strong_20_Emphasis"> -- Usage: </text:span><text:span text:style-name="Strong_20_Emphasis"><text:span text:style-name="T7">sudo </text:span></text:span><text:span text:style-name="Strong_20_Emphasis">docker exec -it &lt;container id&gt; bash</text:span></text:p>
        </text:list-item>
      </text:list>
      <text:p text:style-name="Text_20_body"><text:tab/><text:tab/>This command is used to access the running container.</text:p>
      <text:list xml:id="list152221499303456" text:continue-numbering="true" text:style-name="L1">
        <text:list-header>
          <text:p text:style-name="P4"><text:span text:style-name="Strong_20_Emphasis"/></text:p>
        </text:list-header>
        <text:list-item>
          <text:p text:style-name="P4"><text:a xlink:type="simple" xlink:href="https://www.edureka.co/blog/docker-commands/#stop" text:style-name="Internet_20_link" text:visited-style-name="Visited_20_Internet_20_Link"><text:span text:style-name="Strong_20_Emphasis">docker stop</text:span></text:a><text:span text:style-name="Strong_20_Emphasis"> -- Usage: </text:span><text:span text:style-name="Strong_20_Emphasis"><text:span text:style-name="T8">sudo </text:span></text:span><text:span text:style-name="Strong_20_Emphasis">docker stop &lt;container id&gt;</text:span></text:p>
        </text:list-item>
      </text:list>
      <text:p text:style-name="Text_20_body"><text:tab/><text:tab/>This command stops a running container.</text:p>
      <text:list xml:id="list152221367718140" text:continue-numbering="true" text:style-name="L1">
        <text:list-header>
          <text:p text:style-name="P4"><text:span text:style-name="Strong_20_Emphasis"/></text:p>
        </text:list-header>
        <text:list-item>
          <text:p text:style-name="P4"><text:a xlink:type="simple" xlink:href="https://www.edureka.co/blog/docker-commands/#kill" text:style-name="Internet_20_link" text:visited-style-name="Visited_20_Internet_20_Link"><text:span text:style-name="Strong_20_Emphasis">docker kill</text:span></text:a><text:span text:style-name="Strong_20_Emphasis"> -- <text:s/>Usage: </text:span><text:span text:style-name="Strong_20_Emphasis"><text:span text:style-name="T7">sudo </text:span></text:span><text:span text:style-name="Strong_20_Emphasis">docker kill &lt;container id&gt;</text:span></text:p>
        </text:list-item>
      </text:list>
      <text:p text:style-name="Text_20_body"><text:tab/><text:tab/>This command kills the container by stopping its execution immediately. The <text:tab/><text:tab/><text:tab/>difference between ‘docker kill’ and ‘docker stop’ is that ‘docker stop’ gives the <text:tab/><text:tab/><text:tab/>container time to shutdown gracefully, in situations when it is taking too much time <text:tab/><text:tab/>for getting the container to stop, one can opt to kill it</text:p>
      <text:list xml:id="list152221307497433" text:continue-numbering="true" text:style-name="L1">
        <text:list-header>
          <text:p text:style-name="P6"><text:span text:style-name="Strong_20_Emphasis"/></text:p>
        </text:list-header>
        <text:list-item>
          <text:p text:style-name="P4"><text:a xlink:type="simple" xlink:href="https://www.edureka.co/blog/docker-commands/#commit" text:style-name="Internet_20_link" text:visited-style-name="Visited_20_Internet_20_Link"><text:span text:style-name="Strong_20_Emphasis">docker commit</text:span></text:a><text:span text:style-name="Strong_20_Emphasis"> -- Usage: </text:span><text:span text:style-name="Strong_20_Emphasis"><text:span text:style-name="T7">sudo </text:span></text:span><text:span text:style-name="Strong_20_Emphasis">docker commit &lt;conatainer id&gt; &lt;username/imagename&gt;</text:span></text:p>
        </text:list-item>
      </text:list>
      <text:p text:style-name="Text_20_body"><text:tab/><text:tab/>This command creates a new image of an edited container on the local system</text:p>
      <text:list xml:id="list152220947912687" text:continue-numbering="true" text:style-name="L1">
        <text:list-header>
          <text:p text:style-name="P4"><text:span text:style-name="Strong_20_Emphasis"/></text:p>
        </text:list-header>
        <text:list-item>
          <text:p text:style-name="P4"><text:a xlink:type="simple" xlink:href="https://www.edureka.co/blog/docker-commands/#login" text:style-name="Internet_20_link" text:visited-style-name="Visited_20_Internet_20_Link"><text:span text:style-name="Strong_20_Emphasis">docker login</text:span></text:a><text:span text:style-name="Strong_20_Emphasis"> – </text:span><text:span text:style-name="Strong_20_Emphasis"><text:span text:style-name="T6">usage: sudo </text:span></text:span><text:span text:style-name="Strong_20_Emphasis">docker login</text:span></text:p>
        </text:list-item>
      </text:list>
      <text:p text:style-name="Text_20_body"><text:tab/><text:tab/>This command is used to login to the docker hub repository</text:p>
      <text:list xml:id="list152221971600555" text:continue-numbering="true" text:style-name="L1">
        <text:list-header>
          <text:p text:style-name="P4"><text:span text:style-name="Strong_20_Emphasis"/></text:p>
        </text:list-header>
        <text:list-item>
          <text:p text:style-name="P4"><text:a xlink:type="simple" xlink:href="https://www.edureka.co/blog/docker-commands/#push" text:style-name="Internet_20_link" text:visited-style-name="Visited_20_Internet_20_Link"><text:span text:style-name="Strong_20_Emphasis">docker push</text:span></text:a><text:span text:style-name="Strong_20_Emphasis"> -- <text:s/>Usage: docker push &lt;username/image name&gt;</text:span></text:p>
        </text:list-item>
      </text:list>
      <text:p text:style-name="Text_20_body"><text:tab/><text:tab/>This command is used to push an image to the docker hub repository</text:p>
      <text:list xml:id="list152220621488644" text:continue-numbering="true" text:style-name="L1">
        <text:list-header>
          <text:p text:style-name="P4"><text:span text:style-name="Strong_20_Emphasis"/></text:p>
        </text:list-header>
      </text:list>
      <text:p text:style-name="P3"><text:a xlink:type="simple" xlink:href="https://www.edureka.co/blog/docker-commands/#rm" text:style-name="Internet_20_link" text:visited-style-name="Visited_20_Internet_20_Link"><text:span text:style-name="Strong_20_Emphasis"/></text:a></text:p>
      <text:list xml:id="list152220572612902" text:continue-numbering="true" text:style-name="L1">
        <text:list-item>
          <text:p text:style-name="P4"><text:soft-page-break/><text:a xlink:type="simple" xlink:href="https://www.edureka.co/blog/docker-commands/#rm" text:style-name="Internet_20_link" text:visited-style-name="Visited_20_Internet_20_Link"><text:span text:style-name="Strong_20_Emphasis">docker rm</text:span></text:a><text:span text:style-name="Strong_20_Emphasis"> -- Usage: </text:span><text:span text:style-name="Strong_20_Emphasis"><text:span text:style-name="T7">sudo </text:span></text:span><text:span text:style-name="Strong_20_Emphasis">docker rm &lt;container id&gt;</text:span></text:p>
        </text:list-item>
      </text:list>
      <text:p text:style-name="Text_20_body"><text:tab/><text:tab/>This command is used to delete a stopped container</text:p>
      <text:p text:style-name="P3"><text:span text:style-name="Strong_20_Emphasis"/></text:p>
      <text:list xml:id="list152222063922600" text:continue-numbering="true" text:style-name="L1">
        <text:list-item>
          <text:p text:style-name="P4"><text:a xlink:type="simple" xlink:href="https://www.edureka.co/blog/docker-commands/#rmi" text:style-name="Internet_20_link" text:visited-style-name="Visited_20_Internet_20_Link"><text:span text:style-name="Strong_20_Emphasis">docker rmi</text:span></text:a><text:span text:style-name="Strong_20_Emphasis"> -- Usage: </text:span><text:span text:style-name="Strong_20_Emphasis"><text:span text:style-name="T7">sudo </text:span></text:span><text:span text:style-name="Strong_20_Emphasis">docker rmi &lt;image-id&gt; </text:span><text:span text:style-name="Strong_20_Emphasis"><text:span text:style-name="T10">or <text:s/></text:span></text:span><text:span text:style-name="Strong_20_Emphasis"><text:span text:style-name="Source_20_Text">docker rmi -f &lt;image_id&gt; </text:span></text:span></text:p>
          <text:p text:style-name="P4"><text:span text:style-name="Strong_20_Emphasis"/></text:p>
        </text:list-item>
      </text:list>
      <text:p text:style-name="Text_20_body"><text:tab/><text:tab/>This command is used to delete an image from local storage</text:p>
      <text:list xml:id="list152221391108896" text:continue-numbering="true" text:style-name="L1">
        <text:list-header>
          <text:p text:style-name="P4"><text:span text:style-name="Strong_20_Emphasis"/></text:p>
        </text:list-header>
        <text:list-item>
          <text:p text:style-name="P1"><text:a xlink:type="simple" xlink:href="https://www.edureka.co/blog/docker-commands/#build" text:style-name="Internet_20_link" text:visited-style-name="Visited_20_Internet_20_Link"><text:span text:style-name="Strong_20_Emphasis">docker build</text:span></text:a><text:span text:style-name="Strong_20_Emphasis"> -- Usage: </text:span><text:span text:style-name="Strong_20_Emphasis"><text:span text:style-name="T7">sudo </text:span></text:span><text:span text:style-name="Strong_20_Emphasis">docker build &lt;path to docker file&gt;</text:span></text:p>
        </text:list-item>
      </text:list>
      <text:p text:style-name="Text_20_body"><text:tab/><text:tab/>This command is used to build an image from a specified docker file</text:p>
      <text:list xml:id="list152221952560461" text:continue-numbering="true" text:style-name="L1">
        <text:list-header>
          <text:p text:style-name="P1"><text:span text:style-name="Strong_20_Emphasis"/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1:07:18.434919208</meta:creation-date>
    <dc:date>2019-07-18T15:22:14.520658197</dc:date>
    <meta:editing-duration>PT4H14M41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66" meta:character-count="2024" meta:non-whitespace-character-count="1677"/>
  </office:meta>
</office:document-meta>
</file>